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Red.decodePass( WritableRaster imRas , int xOffset , int yOffset , int xStep , int yStep , int passWidth , int passHeigh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NGRed.parse_hIST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Red.initGammaLut( int bi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NGRed.parse_sRGB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NGRed.parse_IEND_chunk( PNGChunk chunk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2">
            <text:p text:style-name="Table_20_Contents">42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NGChunk.isTyp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Chunk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d.decodeSubFilter( byte [ ] curr , int count , int bp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Red.decodePaethFilter( byte [ ] curr , byte [ ] prev , int count , int bp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NGChunk.getInt1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Chunk.getByte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d.decodeUpFilter( byte [ ] curr , byte [ ] prev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Red.parse_cHRM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NGRed.decodeAverageFilter( byte [ ] curr , byte [ ] prev , int count , int bp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Chunk.PNGChunk( int length , int type , byte [ ] data , int c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NGChunk.getInt2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Chun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d.parse_tRNS_chunk( PNGChunk chunk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NGRed.processPixels( int process , Raster src , WritableRaster dst , int xOffset , int step , int y , int width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53">
            <text:p text:style-name="Table_20_Contents">53</text:p>
          </table:table-cell>
          <table:table-cell office:value-type="float" office:value="211">
            <text:p text:style-name="Table_20_Contents">211</text:p>
          </table:table-cell>
        </table:table-row>
        <table:table-row>
          <table:table-cell office:value-type="string">
            <text:p text:style-name="Table_20_Contents">PNGRed.parse_zTXt_chunk( PNGChunk chu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NGRed.paethPredictor( int a , int b ,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Red.parse_IHDR_chunk( PNGChunk chunk )</text:p>
          </table:table-cell>
          <table:table-cell office:value-type="float" office:value="51">
            <text:p text:style-name="Table_20_Contents">51</text:p>
          </table:table-cell>
          <table:table-cell office:value-type="float" office:value="58">
            <text:p text:style-name="Table_20_Contents">58</text:p>
          </table:table-cell>
          <table:table-cell office:value-type="float" office:value="160">
            <text:p text:style-name="Table_20_Contents">160</text:p>
          </table:table-cell>
        </table:table-row>
        <table:table-row>
          <table:table-cell office:value-type="string">
            <text:p text:style-name="Table_20_Contents">PNGRed.decodeImage( boolean useInterlac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NGRed.parse_bKGD_chunk( PNGChunk chunk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NGChunk.getString4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Red.PNGRed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d.parse_gAMA_chunk( PNGChunk chun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Red.parse_PLTE_chunk( PNGChunk chun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NGChunk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d.getChunkType( DataInputStream di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NGRed.parse_tIME_chunk( PNGChunk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NGChunk.getTyp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d.PNGRed( InputStream stream , PNGDecodeParam decodeParam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8">
            <text:p text:style-name="Table_20_Contents">8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PNGRed.copyData( WritableRaster w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Red.parse_tEXt_chunk( PNGChunk chu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Red.parse_sBIT_chunk( PNGChunk chun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NGRed.getTile( int tileX , int til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Red.createRaster( int width , int height , int bands , int scanlineStride , int bit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NGChunk.getInt4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Red.parse_iCCP_chunk( PNGChunk chu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Red.parse_pHYs_chunk( PNGChunk chun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NGRed.readChunk( DataInputStream di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NGRed.createComponentColorModel( SampleModel sm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NGRed.initGrayLut( int bi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